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ytha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26" calcext:value-type="float">
            <text:p>-26</text:p>
          </table:table-cell>
          <table:table-cell table:formula="of:=SQRT(([.A4]-[.A3])^2 + ([.B4]-[.B3])^2)" office:value-type="float" office:value="19.6468827043885" calcext:value-type="float">
            <text:p>19.647</text:p>
          </table:table-cell>
        </table:table-row>
        <table:table-row table:style-name="ro1" table:number-rows-repeated="104857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2:43:21.793347301</meta:creation-date>
    <dc:date>2019-01-21T15:25:36.942968754</dc:date>
    <meta:editing-duration>P4DT2H32M5S</meta:editing-duration>
    <meta:editing-cycles>2</meta:editing-cycles>
    <meta:generator>LibreOffice/5.1.6.2$Linux_X86_64 LibreOffice_project/10m0$Build-2</meta:generator>
    <meta:document-statistic meta:table-count="1" meta:cell-count="8" meta:object-count="0"/>
  </office:meta>
</office:document-meta>
</file>